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71" style:family="table-row">
      <style:table-row-properties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78" style:family="table-row">
      <style:table-row-properties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85" style:family="table-row">
      <style:table-row-properties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92" style:family="table-row">
      <style:table-row-properties/>
    </style:style>
    <style:style style:name="TableCell93" style:family="table-cell">
      <style:table-cell-properties fo:border="0.0069in solid #999999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069in solid #999999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97" style:family="table-cell">
      <style:table-cell-properties fo:border="0.0069in solid #999999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P99" style:parent-style-name="Normal" style:family="paragraph">
      <style:text-properties style:font-name-complex="Calibri" fo:font-size="14pt" style:font-size-asian="14pt" style:font-size-complex="14pt"/>
    </style:style>
    <style:style style:name="TableColumn101" style:family="table-column">
      <style:table-column-properties style:column-width="1.5583in"/>
    </style:style>
    <style:style style:name="TableColumn102" style:family="table-column">
      <style:table-column-properties style:column-width="7.2777in"/>
    </style:style>
    <style:style style:name="TableColumn103" style:family="table-column">
      <style:table-column-properties style:column-width="1.8506in"/>
    </style:style>
    <style:style style:name="Table100" style:family="table">
      <style:table-properties style:width="10.6868in" style:rel-width="100%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0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de" fo:country="DE"/>
    </style:style>
    <style:style style:name="TableCell112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de" fo:country="DE"/>
    </style:style>
    <style:style style:name="TableRow114" style:family="table-row">
      <style:table-row-properties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21" style:family="table-row">
      <style:table-row-properties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28" style:family="table-row">
      <style:table-row-properties/>
    </style:style>
    <style:style style:name="TableCell129" style:family="table-cell">
      <style:table-cell-properties fo:border="0.0069in solid #99999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/>
    </style:style>
    <style:style style:name="T131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36" style:family="table-row">
      <style:table-row-properties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43" style:family="table-row">
      <style:table-row-properties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50" style:family="table-row">
      <style:table-row-properties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57" style:family="table-row">
      <style:table-row-properties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60" style:family="table-cell">
      <style:table-cell-properties fo:border="0.0069in solid #999999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64" style:family="table-row">
      <style:table-row-properties/>
    </style:style>
    <style:style style:name="TableCell165" style:family="table-cell">
      <style:table-cell-properties fo:border="0.0069in solid #999999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71" style:family="table-row">
      <style:table-row-properties/>
    </style:style>
    <style:style style:name="TableCell172" style:family="table-cell">
      <style:table-cell-properties fo:border="0.0069in solid #999999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74" style:family="table-cell">
      <style:table-cell-properties fo:border="0.0069in solid #999999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76" style:family="table-cell">
      <style:table-cell-properties fo:border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78" style:family="table-row">
      <style:table-row-properties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85" style:family="table-row">
      <style:table-row-properties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92" style:family="table-row">
      <style:table-row-properties/>
    </style:style>
    <style:style style:name="TableCell193" style:family="table-cell">
      <style:table-cell-properties fo:border="0.0069in solid #999999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95" style:family="table-cell">
      <style:table-cell-properties fo:border="0.0069in solid #999999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97" style:family="table-cell">
      <style:table-cell-properties fo:border="0.0069in solid #999999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P199" style:parent-style-name="Normal" style:family="paragraph">
      <style:text-properties style:font-name-complex="Calibri" fo:font-size="14pt" style:font-size-asian="14pt" style:font-size-complex="14pt"/>
    </style:style>
    <style:style style:name="TableColumn201" style:family="table-column">
      <style:table-column-properties style:column-width="1.5583in"/>
    </style:style>
    <style:style style:name="TableColumn202" style:family="table-column">
      <style:table-column-properties style:column-width="7.2777in"/>
    </style:style>
    <style:style style:name="TableColumn203" style:family="table-column">
      <style:table-column-properties style:column-width="1.8506in"/>
    </style:style>
    <style:style style:name="Table200" style:family="table">
      <style:table-properties style:width="10.6868in" style:rel-width="100%" fo:margin-left="0in" table:align="left"/>
    </style:style>
    <style:style style:name="TableRow204" style:family="table-row">
      <style:table-row-properties/>
    </style:style>
    <style:style style:name="TableCell205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207" style:family="table-row">
      <style:table-row-properties/>
    </style:style>
    <style:style style:name="TableCell20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10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Cell212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Row214" style:family="table-row">
      <style:table-row-properties/>
    </style:style>
    <style:style style:name="TableCell215" style:family="table-cell">
      <style:table-cell-properties fo:border="0.0069in solid #999999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17" style:family="table-cell">
      <style:table-cell-properties fo:border="0.0069in solid #999999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19" style:family="table-cell">
      <style:table-cell-properties fo:border="0.0069in solid #999999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21" style:family="table-row">
      <style:table-row-properties/>
    </style:style>
    <style:style style:name="TableCell222" style:family="table-cell">
      <style:table-cell-properties fo:border="0.0069in solid #999999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24" style:family="table-cell">
      <style:table-cell-properties fo:border="0.0069in solid #999999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26" style:family="table-cell">
      <style:table-cell-properties fo:border="0.0069in solid #999999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28" style:family="table-row">
      <style:table-row-properties/>
    </style:style>
    <style:style style:name="TableCell229" style:family="table-cell">
      <style:table-cell-properties fo:border="0.0069in solid #999999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</style:style>
    <style:style style:name="T231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34" style:family="table-cell">
      <style:table-cell-properties fo:border="0.0069in solid #999999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36" style:family="table-row">
      <style:table-row-properties/>
    </style:style>
    <style:style style:name="TableCell237" style:family="table-cell">
      <style:table-cell-properties fo:border="0.0069in solid #999999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9" style:family="table-cell">
      <style:table-cell-properties fo:border="0.0069in solid #999999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41" style:family="table-cell">
      <style:table-cell-properties fo:border="0.0069in solid #999999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43" style:family="table-row">
      <style:table-row-properties/>
    </style:style>
    <style:style style:name="TableCell244" style:family="table-cell">
      <style:table-cell-properties fo:border="0.0069in solid #999999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46" style:family="table-cell">
      <style:table-cell-properties fo:border="0.0069in solid #999999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48" style:family="table-cell">
      <style:table-cell-properties fo:border="0.0069in solid #999999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50" style:family="table-row">
      <style:table-row-properties/>
    </style:style>
    <style:style style:name="TableCell251" style:family="table-cell">
      <style:table-cell-properties fo:border="0.0069in solid #999999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53" style:family="table-cell">
      <style:table-cell-properties fo:border="0.0069in solid #999999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55" style:family="table-cell">
      <style:table-cell-properties fo:border="0.0069in solid #999999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57" style:family="table-row">
      <style:table-row-properties/>
    </style:style>
    <style:style style:name="TableCell258" style:family="table-cell">
      <style:table-cell-properties fo:border="0.0069in solid #999999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60" style:family="table-cell">
      <style:table-cell-properties fo:border="0.0069in solid #999999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62" style:family="table-cell">
      <style:table-cell-properties fo:border="0.0069in solid #999999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64" style:family="table-row">
      <style:table-row-properties/>
    </style:style>
    <style:style style:name="TableCell265" style:family="table-cell">
      <style:table-cell-properties fo:border="0.0069in solid #999999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67" style:family="table-cell">
      <style:table-cell-properties fo:border="0.0069in solid #999999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69" style:family="table-cell">
      <style:table-cell-properties fo:border="0.0069in solid #999999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71" style:family="table-row">
      <style:table-row-properties/>
    </style:style>
    <style:style style:name="TableCell272" style:family="table-cell">
      <style:table-cell-properties fo:border="0.0069in solid #999999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74" style:family="table-cell">
      <style:table-cell-properties fo:border="0.0069in solid #999999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76" style:family="table-cell">
      <style:table-cell-properties fo:border="0.0069in solid #999999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78" style:family="table-row">
      <style:table-row-properties/>
    </style:style>
    <style:style style:name="TableCell279" style:family="table-cell">
      <style:table-cell-properties fo:border="0.0069in solid #999999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81" style:family="table-cell">
      <style:table-cell-properties fo:border="0.0069in solid #999999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83" style:family="table-cell">
      <style:table-cell-properties fo:border="0.0069in solid #999999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85" style:family="table-row">
      <style:table-row-properties/>
    </style:style>
    <style:style style:name="TableCell286" style:family="table-cell">
      <style:table-cell-properties fo:border="0.0069in solid #999999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88" style:family="table-cell">
      <style:table-cell-properties fo:border="0.0069in solid #999999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90" style:family="table-cell">
      <style:table-cell-properties fo:border="0.0069in solid #999999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92" style:family="table-row">
      <style:table-row-properties/>
    </style:style>
    <style:style style:name="TableCell293" style:family="table-cell">
      <style:table-cell-properties fo:border="0.0069in solid #999999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95" style:family="table-cell">
      <style:table-cell-properties fo:border="0.0069in solid #999999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97" style:family="table-cell">
      <style:table-cell-properties fo:border="0.0069in solid #999999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P299" style:parent-style-name="Normal" style:family="paragraph">
      <style:text-properties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Author Details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Author Details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Info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Name</text:p>
          </table:table-cell>
          <table:table-cell table:style-name="TableCell39">
            <text:p text:style-name="P40">Full nam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State</text:p>
          </table:table-cell>
          <table:table-cell table:style-name="TableCell46">
            <text:p text:style-name="P47">Stat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Created</text:p>
          </table:table-cell>
          <table:table-cell table:style-name="TableCell53">
            <text:p text:style-name="P54">Created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Mail</text:p>
          </table:table-cell>
          <table:table-cell table:style-name="TableCell60">
            <text:p text:style-name="P61">Mail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Administrator</text:p>
          </table:table-cell>
          <table:table-cell table:style-name="TableCell67">
            <text:p text:style-name="P68">Is Administrator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AboutMe</text:p>
          </table:table-cell>
          <table:table-cell table:style-name="TableCell74">
            <text:p text:style-name="P75">About the Author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LinkEdit</text:p>
          </table:table-cell>
          <table:table-cell table:style-name="TableCell81">
            <text:p text:style-name="P82">Edit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LinkPassword</text:p>
          </table:table-cell>
          <table:table-cell table:style-name="TableCell88">
            <text:p text:style-name="P89">Change Password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LinkWriters</text:p>
          </table:table-cell>
          <table:table-cell table:style-name="TableCell95">
            <text:p text:style-name="P96">To List</text:p>
          </table:table-cell>
          <table:table-cell table:style-name="TableCell97">
            <text:p text:style-name="P98"/>
          </table:table-cell>
        </table:table-row>
      </table:table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columns-spanned="3">
            <text:p text:style-name="P106">de-DE</text:p>
          </table:table-cell>
          <table:covered-table-cell/>
          <table:covered-table-cell/>
        </table:table-row>
        <table:table-row table:style-name="TableRow107">
          <table:table-cell table:style-name="TableCell108">
            <text:p text:style-name="P109">Resource key</text:p>
          </table:table-cell>
          <table:table-cell table:style-name="TableCell110">
            <text:p text:style-name="P111">Translation</text:p>
          </table:table-cell>
          <table:table-cell table:style-name="TableCell112">
            <text:p text:style-name="P113">Comment</text:p>
          </table:table-cell>
        </table:table-row>
        <table:table-row table:style-name="TableRow114">
          <table:table-cell table:style-name="TableCell115">
            <text:p text:style-name="P116">Title</text:p>
          </table:table-cell>
          <table:table-cell table:style-name="TableCell117">
            <text:p text:style-name="P118">Informationen über den Autor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Header</text:p>
          </table:table-cell>
          <table:table-cell table:style-name="TableCell124">
            <text:p text:style-name="P125">Informationen über den Autor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<text:span text:style-name="T131">Info</text:span>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Name</text:p>
          </table:table-cell>
          <table:table-cell table:style-name="TableCell139">
            <text:p text:style-name="P140">Voller Name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State</text:p>
          </table:table-cell>
          <table:table-cell table:style-name="TableCell146">
            <text:p text:style-name="P147">Status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Created</text:p>
          </table:table-cell>
          <table:table-cell table:style-name="TableCell153">
            <text:p text:style-name="P154">Erstellt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Mail</text:p>
          </table:table-cell>
          <table:table-cell table:style-name="TableCell160">
            <text:p text:style-name="P161">Mail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Administrator</text:p>
          </table:table-cell>
          <table:table-cell table:style-name="TableCell167">
            <text:p text:style-name="P168">Ist Administrator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AboutMe</text:p>
          </table:table-cell>
          <table:table-cell table:style-name="TableCell174">
            <text:p text:style-name="P175">Über den Autor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LinkEdit</text:p>
          </table:table-cell>
          <table:table-cell table:style-name="TableCell181">
            <text:p text:style-name="P182">Bearbeiten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LinkPassword</text:p>
          </table:table-cell>
          <table:table-cell table:style-name="TableCell188">
            <text:p text:style-name="P189">Neues Passwort<text:s/>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LinkWriters</text:p>
          </table:table-cell>
          <table:table-cell table:style-name="TableCell195">
            <text:p text:style-name="P196">Zur Liste</text:p>
          </table:table-cell>
          <table:table-cell table:style-name="TableCell197">
            <text:p text:style-name="P198"/>
          </table:table-cell>
        </table:table-row>
      </table:table>
      <text:p text:style-name="P199"/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 table:number-columns-spanned="3">
            <text:p text:style-name="P206">pl-PL</text:p>
          </table:table-cell>
          <table:covered-table-cell/>
          <table:covered-table-cell/>
        </table:table-row>
        <table:table-row table:style-name="TableRow207">
          <table:table-cell table:style-name="TableCell208">
            <text:p text:style-name="P209">Resource key</text:p>
          </table:table-cell>
          <table:table-cell table:style-name="TableCell210">
            <text:p text:style-name="P211">Translation</text:p>
          </table:table-cell>
          <table:table-cell table:style-name="TableCell212">
            <text:p text:style-name="P213">Comment</text:p>
          </table:table-cell>
        </table:table-row>
        <table:table-row table:style-name="TableRow214">
          <table:table-cell table:style-name="TableCell215">
            <text:p text:style-name="P216">Title</text:p>
          </table:table-cell>
          <table:table-cell table:style-name="TableCell217">
            <text:p text:style-name="P218">Szczegóły Autora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Header</text:p>
          </table:table-cell>
          <table:table-cell table:style-name="TableCell224">
            <text:p text:style-name="P225">Szczegóły Autora</text:p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<text:span text:style-name="T231">Info</text:span>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Name</text:p>
          </table:table-cell>
          <table:table-cell table:style-name="TableCell239">
            <text:p text:style-name="P240">Pełne imię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State</text:p>
          </table:table-cell>
          <table:table-cell table:style-name="TableCell246">
            <text:p text:style-name="P247">Stan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Created</text:p>
          </table:table-cell>
          <table:table-cell table:style-name="TableCell253">
            <text:p text:style-name="P254">Utworzony</text:p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Mail</text:p>
          </table:table-cell>
          <table:table-cell table:style-name="TableCell260">
            <text:p text:style-name="P261">Mail</text:p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Administrator</text:p>
          </table:table-cell>
          <table:table-cell table:style-name="TableCell267">
            <text:p text:style-name="P268">Jest Administratorem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AboutMe</text:p>
          </table:table-cell>
          <table:table-cell table:style-name="TableCell274">
            <text:p text:style-name="P275">O Autorze</text:p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LinkEdit</text:p>
          </table:table-cell>
          <table:table-cell table:style-name="TableCell281">
            <text:p text:style-name="P282">Edytuj</text:p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LinkPassword</text:p>
          </table:table-cell>
          <table:table-cell table:style-name="TableCell288">
            <text:p text:style-name="P289">Zmień hasło</text:p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LinkWriters</text:p>
          </table:table-cell>
          <table:table-cell table:style-name="TableCell295">
            <text:p text:style-name="P296">Do listy</text:p>
          </table:table-cell>
          <table:table-cell table:style-name="TableCell297">
            <text:p text:style-name="P298"/>
          </table:table-cell>
        </table:table-row>
      </table:table>
      <text:p text:style-name="P2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31T07:36:00Z</dc:date>
    <meta:template xlink:href="Normal.dotm" xlink:type="simple"/>
    <meta:editing-cycles>15</meta:editing-cycles>
    <meta:editing-duration>PT360S</meta:editing-duration>
    <meta:document-statistic meta:page-count="2" meta:paragraph-count="1" meta:word-count="128" meta:character-count="901" meta:row-count="6" meta:non-whitespace-character-count="774"/>
  </office:meta>
</office:document-meta>
</file>